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p</mi>
      <mrow>
        <mi/>
        <mo stretchy="false">=</mo>
        <mi/>
      </mrow>
      <mfrac>
        <mi>h</mi>
        <mo stretchy="false">λ</mo>
      </mfrac>
    </mrow>
    <annotation encoding="StarMath 5.0">p `=` h over %ilambd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03:40:01.135000000</meta:creation-date>
    <meta:generator>LibreOffice/4.1.4.2$Windows_x86 LibreOffice_project/0a0440ccc0227ad9829de5f46be37cfb6edcf72</meta:generator>
  </office:meta>
</office:document-meta>
</file>